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2pt" officeooo:paragraph-rsid="001a2487" style:font-size-asian="12pt" style:font-size-complex="12pt"/>
    </style:style>
    <style:style style:name="P2" style:family="paragraph" style:parent-style-name="Standard">
      <style:text-properties style:font-name="Liberation Serif" fo:font-size="12pt" officeooo:rsid="001a2487" officeooo:paragraph-rsid="001a2487" style:font-size-asian="12pt" style:font-size-complex="12pt"/>
    </style:style>
    <style:style style:name="P3" style:family="paragraph" style:parent-style-name="Standard">
      <style:text-properties style:font-name="Liberation Serif" fo:font-size="12pt" fo:font-weight="bold" officeooo:paragraph-rsid="001a2487" style:font-size-asian="12pt" style:font-weight-asian="bold" style:font-size-complex="12pt" style:font-weight-complex="bold"/>
    </style:style>
    <style:style style:name="P4" style:family="paragraph" style:parent-style-name="Standard">
      <style:text-properties style:font-name="Liberation Serif" fo:font-size="12pt" fo:font-weight="bold" officeooo:rsid="001a2487" officeooo:paragraph-rsid="001a2487" style:font-size-asian="12pt" style:font-weight-asian="bold" style:font-size-complex="12pt" style:font-weight-complex="bold"/>
    </style:style>
    <style:style style:name="P5" style:family="paragraph" style:parent-style-name="Text_20_body">
      <style:text-properties style:font-name="Liberation Serif" fo:font-size="12pt" officeooo:paragraph-rsid="001a2487" style:font-size-asian="12pt" style:font-size-complex="12pt"/>
    </style:style>
    <style:style style:name="P6" style:family="paragraph" style:parent-style-name="Standard" style:list-style-name="L1">
      <style:text-properties style:font-name="Liberation Serif" fo:font-size="12pt" officeooo:paragraph-rsid="001a2487" style:font-size-asian="12pt" style:font-size-complex="12pt"/>
    </style:style>
    <style:style style:name="P7" style:family="paragraph" style:parent-style-name="Standard">
      <style:text-properties style:font-name="Liberation Serif" fo:font-size="12pt" officeooo:paragraph-rsid="001a2487" style:font-size-asian="12pt" style:font-size-complex="12pt"/>
    </style:style>
    <style:style style:name="P8" style:family="paragraph" style:parent-style-name="Standard">
      <style:text-properties style:font-name="Liberation Serif" fo:font-size="12pt" fo:font-weight="bold" officeooo:rsid="001a2487" officeooo:paragraph-rsid="001a2487" style:font-size-asian="12pt" style:font-weight-asian="bold" style:font-size-complex="12pt" style:font-weight-complex="bold"/>
    </style:style>
    <style:style style:name="P9" style:family="paragraph" style:parent-style-name="Standard" style:list-style-name="L2">
      <style:text-properties officeooo:rsid="001a2487" officeooo:paragraph-rsid="001a2487"/>
    </style:style>
    <style:style style:name="P10" style:family="paragraph" style:parent-style-name="Standard">
      <style:text-properties officeooo:rsid="001a2487" officeooo:paragraph-rsid="001a2487"/>
    </style:style>
    <style:style style:name="T1" style:family="text">
      <style:text-properties officeooo:rsid="001a2487"/>
    </style:style>
    <style:style style:name="T2" style:family="text">
      <style:text-properties style:font-name="Liberation Serif" fo:font-size="12pt" style:font-size-asian="12pt" style:font-size-complex="12pt"/>
    </style:style>
    <style:style style:name="T3" style:family="text">
      <style:text-properties fo:font-weight="bold"/>
    </style:style>
    <style:style style:name="T4" style:family="text">
      <style:text-properties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GIBBS <text:span text:style-name="T1">SAMPLING</text:span> </text:p>
      <text:p text:style-name="P1"/>
      <text:p text:style-name="P5">In <text:a xlink:type="simple" xlink:href="https://en.wikipedia.org/wiki/Statistics" text:style-name="Internet_20_link" text:visited-style-name="Visited_20_Internet_20_Link">statistics</text:a>, <text:span text:style-name="T3">Gibbs sampling</text:span> or a <text:span text:style-name="T3">Gibbs sampler</text:span> is a <text:a xlink:type="simple" xlink:href="https://en.wikipedia.org/wiki/Markov_chain_Monte_Carlo" text:style-name="Internet_20_link" text:visited-style-name="Visited_20_Internet_20_Link">Markov chain Monte Carlo</text:a> (MCMC) <text:a xlink:type="simple" xlink:href="https://en.wikipedia.org/wiki/Algorithm" text:style-name="Internet_20_link" text:visited-style-name="Visited_20_Internet_20_Link">algorithm</text:a> for obtaining a sequence of observations which are approximated from a specified <text:a xlink:type="simple" xlink:href="https://en.wikipedia.org/wiki/Multivariate_distribution" text:style-name="Internet_20_link" text:visited-style-name="Visited_20_Internet_20_Link">multivariate</text:a> <text:a xlink:type="simple" xlink:href="https://en.wikipedia.org/wiki/Probability_distribution" text:style-name="Internet_20_link" text:visited-style-name="Visited_20_Internet_20_Link">probability distribution</text:a>, when direct sampling is difficult. This sequence can be used to approximate the joint distribution (e.g., to generate a histogram of the distribution); to approximate the <text:a xlink:type="simple" xlink:href="https://en.wikipedia.org/wiki/Marginal_distribution" text:style-name="Internet_20_link" text:visited-style-name="Visited_20_Internet_20_Link">marginal distribution</text:a> of one of the variables, or some subset of the variables (for example, the unknown <text:a xlink:type="simple" xlink:href="https://en.wikipedia.org/wiki/Parameter" text:style-name="Internet_20_link" text:visited-style-name="Visited_20_Internet_20_Link">parameters</text:a> or <text:a xlink:type="simple" xlink:href="https://en.wikipedia.org/wiki/Latent_variable" text:style-name="Internet_20_link" text:visited-style-name="Visited_20_Internet_20_Link">latent variables</text:a>); or to compute an <text:a xlink:type="simple" xlink:href="https://en.wikipedia.org/wiki/Integral" text:style-name="Internet_20_link" text:visited-style-name="Visited_20_Internet_20_Link">integral</text:a> (such as the <text:a xlink:type="simple" xlink:href="https://en.wikipedia.org/wiki/Expected_value" text:style-name="Internet_20_link" text:visited-style-name="Visited_20_Internet_20_Link">expected value</text:a> of one of the variables). Typically, some of the variables correspond to observations whose values are known, and hence do not need to be sampled. </text:p>
      <text:p text:style-name="Text_20_body">Gibbs sampling is commonly used as a means of <text:a xlink:type="simple" xlink:href="https://en.wikipedia.org/wiki/Statistical_inference" text:style-name="Internet_20_link" text:visited-style-name="Visited_20_Internet_20_Link">statistical inference</text:a>, especially <text:a xlink:type="simple" xlink:href="https://en.wikipedia.org/wiki/Bayesian_inference" text:style-name="Internet_20_link" text:visited-style-name="Visited_20_Internet_20_Link">Bayesian inference</text:a>. It is a <text:a xlink:type="simple" xlink:href="https://en.wikipedia.org/wiki/Randomized_algorithm" text:style-name="Internet_20_link" text:visited-style-name="Visited_20_Internet_20_Link">randomized algorithm</text:a> (i.e. an algorithm that makes use of <text:a xlink:type="simple" xlink:href="https://en.wikipedia.org/wiki/Random_number_generation" text:style-name="Internet_20_link" text:visited-style-name="Visited_20_Internet_20_Link">random numbers</text:a>), and is an alternative to <text:a xlink:type="simple" xlink:href="https://en.wikipedia.org/wiki/Deterministic_algorithm" text:style-name="Internet_20_link" text:visited-style-name="Visited_20_Internet_20_Link">deterministic algorithms</text:a> for statistical inference such as the <text:a xlink:type="simple" xlink:href="https://en.wikipedia.org/wiki/Expectation-maximization_algorithm" text:style-name="Internet_20_link" text:visited-style-name="Visited_20_Internet_20_Link">expectation-maximization algorithm</text:a> (EM). </text:p>
      <text:p text:style-name="Text_20_body">As with other MCMC algorithms, Gibbs sampling generates a <text:a xlink:type="simple" xlink:href="https://en.wikipedia.org/wiki/Markov_chain" text:style-name="Internet_20_link" text:visited-style-name="Visited_20_Internet_20_Link">Markov chain</text:a> of samples, each of which is <text:a xlink:type="simple" xlink:href="https://en.wikipedia.org/wiki/Autocorrelation" text:style-name="Internet_20_link" text:visited-style-name="Visited_20_Internet_20_Link">correlated</text:a> with nearby samples. As a result, care must be taken if independent samples are desired. Generally, samples from the beginning of the chain (the <text:span text:style-name="T4">burn-in period</text:span>) may not accurately represent the desired distribution and are usually discarded. It has been shown, however, that using a longer chain instead (e.g. a chain that is <text:span text:style-name="T4">n</text:span> times as long as the initially considered chain using a thinning factor of <text:span text:style-name="T4">n</text:span>) leads to better estimates of the true posterior. Thus, <text:span text:style-name="T4">thinning</text:span> should only be applied when time or computer memory are restricted.</text:p>
      <text:p text:style-name="P4"/>
      <text:p text:style-name="P4">GIBBS ALGORITHM</text:p>
      <text:p text:style-name="P1"/>
      <text:p text:style-name="P1">Although the Bayes optimal classifier obtains the best performance that can be achieved from the given training data, it can be quite costly to apply. The expense is due to the fact that it computes the posterior probability for every hypothesis in H and then combines the predictions of each hypothesis to classify each new instance. An alternative, less optimal method is the Gibbs algorithm (see Opper and Haussler 1991), defined as follows: </text:p>
      <text:p text:style-name="P1"/>
      <text:list xml:id="list1058261118" text:style-name="L1">
        <text:list-item>
          <text:p text:style-name="P6">Choose a hypothesis h from H at random, according to the posterior prob- ability distribution over H. </text:p>
        </text:list-item>
        <text:list-item>
          <text:p text:style-name="P6">Use h to predict the classification of the next instance x.</text:p>
          <text:p text:style-name="P6"/>
        </text:list-item>
      </text:list>
      <text:p text:style-name="P1">Given a new instance to classify, the Gibbs algorithm simply applies a hypothesis drawn at random according to the current posterior probability distri- bution. Surprisingly, it can be shown that under certain conditions the expected misclassification error for the Gibbs algorithm is at most twice the expected error of the Bayes optimal classifier (Haussler et al. 1994). More precisely, the ex- pected value is taken over target concepts drawn at random according to the prior probability distribution assumed by the learner. Under this condition, the expected value of the error of the Gibbs algorithm is at worst twice the expected value of the error of the Bayes optimal classifier. This result has an interesting implication for the concept learning problem described earlier. In particular, it implies that if <text:soft-page-break/>the learner assumes a uniform prior over H, and if target concepts are in fact drawn from such a distribution when presented to the learner, then classifying the next instance according to a hypothesis drawn at random from the current version space (according to a uniform distribution), will have expected error at most twice that of the Bayes optimal classijier. Again, we have an example where a Bayesian analysis of a non-Bayesian algorithm yields insight into the performance of that algorithm. </text:p>
      <text:p text:style-name="P1"/>
      <text:p text:style-name="P1"/>
      <text:p text:style-name="P2">References:</text:p>
      <text:list xml:id="list3555211271" text:style-name="L2">
        <text:list-item>
          <text:p text:style-name="P9"><text:a xlink:type="simple" xlink:href="http://profsite.um.ac.ir/~monsefi/machine-learning/pdf/Machine-Learning-Tom-Mitchell.pdf" text:style-name="Internet_20_link" text:visited-style-name="Visited_20_Internet_20_Link"><text:span text:style-name="T2">http://profsite.um.ac.ir/~monsefi/machine-learning/pdf/Machine-Learning-Tom-Mitchell.pdf</text:span></text:a></text:p>
        </text:list-item>
        <text:list-item>
          <text:p text:style-name="P9"><text:a xlink:type="simple" xlink:href="https://www.mit.edu/~ilkery/papers/GibbsSampling.pdf" text:style-name="Internet_20_link" text:visited-style-name="Visited_20_Internet_20_Link"><text:span text:style-name="T2">https://www.mit.edu/~ilkery/papers/GibbsSampling.pdf</text:span></text:a></text:p>
        </text:list-item>
        <text:list-item>
          <text:p text:style-name="P9"><text:a xlink:type="simple" xlink:href="https://stats.stackexchange.com/questions/325696/explanation-regarding-gibbs-sampling" text:style-name="Internet_20_link" text:visited-style-name="Visited_20_Internet_20_Link"><text:span text:style-name="T2">https://stats.stackexchange.com/questions/325696/explanation-regarding-gibbs-sampling</text:span></text:a></text:p>
        </text:list-item>
        <text:list-item>
          <text:p text:style-name="P9"><text:a xlink:type="simple" xlink:href="https://kieranrcampbell.github.io/blog/2016/05/15/gibbs-sampling-bayesian-linear-regression.html" text:style-name="Internet_20_link" text:visited-style-name="Visited_20_Internet_20_Link"><text:span text:style-name="T2">https://kieranrcampbell.github.io/blog/2016/05/15/gibbs-sampling-bayesian-linear-regression.html</text:span></text:a></text:p>
        </text:list-item>
        <text:list-item>
          <text:p text:style-name="P9"><text:a xlink:type="simple" xlink:href="https://stats.stackexchange.com/questions/325696/explanation-regarding-gibbs-sampling" text:style-name="Internet_20_link" text:visited-style-name="Visited_20_Internet_20_Link"><text:span text:style-name="T2">https://stats.stackexchange.com/questions/325696/explanation-regarding-gibbs-sampling</text:span></text:a></text:p>
        </text:list-item>
      </text:list>
      <text:p text:style-name="P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6:42:30.381262357</meta:creation-date>
    <dc:date>2019-04-15T11:16:22.888826170</dc:date>
    <meta:editing-duration>PT50S</meta:editing-duration>
    <meta:editing-cycles>2</meta:editing-cycles>
    <meta:generator>LibreOffice/6.1.5.2$Linux_X86_64 LibreOffice_project/10$Build-2</meta:generator>
    <meta:document-statistic meta:table-count="0" meta:image-count="0" meta:object-count="0" meta:page-count="2" meta:paragraph-count="15" meta:word-count="591" meta:character-count="4071" meta:non-whitespace-character-count="3496"/>
  </office:meta>
</office:document-meta>
</file>